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74.9mm" svg:y="1.33mm">
            <draw:object draw:notify-on-update-of-ranges="Hoja1.A2:Hoja1.A13 Hoja1.B1:Hoja1.B1 Hoja1.B2:Hoja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36.51mm" svg:y="1.86mm">
            <draw:object draw:notify-on-update-of-ranges="Hoja1.C1:Hoja1.C1 Hoja1.A2:Hoja1.A13 Hoja1.C1:Hoja1.C1 Hoja1.C2:Hoja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74.89mm" svg:y="94.56mm">
            <draw:object draw:notify-on-update-of-ranges="Hoja1.A23:Hoja1.A23 Hoja1.A24:Hoja1.A27 Hoja1.B23:Hoja1.B23 Hoja1.B24:Hoja1.B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237.89mm" svg:y="94.56mm">
            <draw:object draw:notify-on-update-of-ranges="Hoja1.L22:Hoja1.L22 Hoja1.A24:Hoja1.A27 Hoja1.C23:Hoja1.C23 Hoja1.C24:Hoja1.C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.º threads</text:p>
          </table:table-cell>
          <table:table-cell office:value-type="string" calcext:value-type="string">
            <text:p>Tamaño 100</text:p>
          </table:table-cell>
          <table:table-cell office:value-type="string" calcext:value-type="string">
            <text:p>Tamaño 1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216" calcext:value-type="float">
            <text:p>0,002216</text:p>
          </table:table-cell>
          <table:table-cell office:value-type="float" office:value="16.083168" calcext:value-type="float">
            <text:p>16,08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164" calcext:value-type="float">
            <text:p>0,001164</text:p>
          </table:table-cell>
          <table:table-cell office:value-type="float" office:value="8.292648" calcext:value-type="float">
            <text:p>8,292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724" calcext:value-type="float">
            <text:p>0,000724</text:p>
          </table:table-cell>
          <table:table-cell office:value-type="float" office:value="5.648455" calcext:value-type="float">
            <text:p>5,648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4.345912" calcext:value-type="float">
            <text:p>4,3459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3.567937" calcext:value-type="float">
            <text:p>3,567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3.025236" calcext:value-type="float">
            <text:p>3,025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2.594714" calcext:value-type="float">
            <text:p>2,594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2.319185" calcext:value-type="float">
            <text:p>2,319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2.117861" calcext:value-type="float">
            <text:p>2,117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27" calcext:value-type="float">
            <text:p>0,000227</text:p>
          </table:table-cell>
          <table:table-cell office:value-type="float" office:value="1.908393" calcext:value-type="float">
            <text:p>1,908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2.110994" calcext:value-type="float">
            <text:p>2,1109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1.656917" calcext:value-type="float">
            <text:p>1,656917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N.º threads</text:p>
          </table:table-cell>
          <table:table-cell office:value-type="string" calcext:value-type="string">
            <text:p>Tamaño 100</text:p>
          </table:table-cell>
          <table:table-cell office:value-type="string" calcext:value-type="string">
            <text:p>Tamaño 1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046" calcext:value-type="float">
            <text:p>0,004046</text:p>
          </table:table-cell>
          <table:table-cell office:value-type="float" office:value="12.42833" calcext:value-type="float">
            <text:p>12,42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6.781029" calcext:value-type="float">
            <text:p>6,781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13" calcext:value-type="float">
            <text:p>0,000513</text:p>
          </table:table-cell>
          <table:table-cell office:value-type="float" office:value="4.319853" calcext:value-type="float">
            <text:p>4,319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3.23333" calcext:value-type="float">
            <text:p>3,2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9:39:46.3780140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00:17.954444489</meta:creation-date>
    <dc:date>2019-05-14T19:52:32.070353342</dc:date>
    <meta:editing-duration>PT47M50S</meta:editing-duration>
    <meta:editing-cycles>6</meta:editing-cycles>
    <meta:generator>LibreOffice/6.2.3.2$Linux_X86_64 LibreOffice_project/6bd8f51f0bb0f42344f66a65ca86e692fe0f70bc</meta:generator>
    <meta:document-statistic meta:table-count="1" meta:cell-count="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648cm" svg:y="0.316cm" chart:style-name="ch2">
          <text:p>Escalabilidad atcgrid tamaño 100</text:p>
        </chart:title>
        <chart:legend chart:legend-position="end" svg:x="12.749cm" svg:y="4.204cm" style:legend-expansion="high" chart:style-name="ch3"/>
        <chart:plot-area chart:style-name="ch4" table:cell-range-address="Hoja1.A2:Hoja1.B13 Hoja1.B1:Hoja1.B1" chart:data-source-has-labels="row" svg:x="1.33cm" svg:y="1.275cm" svg:width="11.1cm" svg:height="6.57cm">
          <chartooo:coordinate-region svg:x="2.613cm" svg:y="1.474cm" svg:width="9.817cm" svg:height="5.724cm"/>
          <chart:axis chart:dimension="x" chart:name="primary-x" chart:style-name="ch5">
            <chart:title svg:x="6.069cm" svg:y="8.025cm" chart:style-name="ch6">
              <text:p>Nº threads</text:p>
            </chart:title>
          </chart:axis>
          <chart:axis chart:dimension="y" chart:name="primary-y" chart:style-name="ch7">
            <chart:title svg:x="0.451cm" svg:y="5.57cm" chart:style-name="ch8">
              <text:p>Tiempo (seg)</text:p>
            </chart:title>
            <chart:grid chart:style-name="ch9" chart:class="major"/>
          </chart:axis>
          <chart:series chart:style-name="ch10" chart:values-cell-range-address="Hoja1.B2:Hoja1.B13" chart:label-cell-address="Hoja1.B1:Hoja1.B1" chart:class="chart:scatter">
            <chart:domain table:cell-range-address="Hoja1.A2:Hoja1.A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maño 100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13</svg:desc>
                </draw:g>
              </table:table-cell>
              <table:table-cell office:value-type="float" office:value="0.002216">
                <text:p>0.002216</text:p>
                <draw:g>
                  <svg:desc>Hoja1.B2:Hoja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164">
                <text:p>0.001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724">
                <text:p>0.000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343">
                <text:p>0.000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338">
                <text:p>0.000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" chart:style-name="ch1">
        <chart:title svg:x="4.529cm" svg:y="0.371cm" chart:style-name="ch2">
          <text:p>Escalabilidad atcgrid tamaño 1200</text:p>
        </chart:title>
        <chart:legend svg:x="0cm" svg:y="1.094cm" style:legend-expansion="custom" chartooo:width="15.998cm" chartooo:height="7.91cm" style:legend-expansion-aspect-ratio="2.02250316055626" chart:style-name="ch3"/>
        <chart:plot-area chart:style-name="ch4" table:cell-range-address="Hoja1.C1:Hoja1.C13 Hoja1.A2:Hoja1.A13" chart:data-source-has-labels="both" svg:x="1.33cm" svg:y="1.275cm" svg:width="14.349cm" svg:height="6.569cm">
          <chartooo:coordinate-region svg:x="1.766cm" svg:y="1.474cm" svg:width="13.541cm" svg:height="5.723cm"/>
          <chart:axis chart:dimension="x" chart:name="primary-x" chart:style-name="ch5" chartooo:axis-type="auto">
            <chart:title svg:x="7.693cm" svg:y="8.024cm" chart:style-name="ch6">
              <text:p>Nº threads</text:p>
            </chart:title>
            <chart:categories table:cell-range-address="Hoja1.C1:Hoja1.C1"/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Hoja1.C2:Hoja1.C13" chart:label-cell-address="Hoja1.C1:Hoja1.C1" chart:class="chart:scatter">
            <chart:domain table:cell-range-address="Hoja1.A2:Hoja1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maño 1200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maño 1200</text:p>
                <draw:g>
                  <svg:desc>Hoja1.C1:Hoja1.C1</svg:desc>
                </draw:g>
              </table:table-cell>
              <table:table-cell office:value-type="float" office:value="1">
                <text:p>1</text:p>
                <draw:g>
                  <svg:desc>Hoja1.A2:Hoja1.A13</svg:desc>
                </draw:g>
              </table:table-cell>
              <table:table-cell office:value-type="float" office:value="16.083168">
                <text:p>16.083168</text:p>
                <draw:g>
                  <svg:desc>Hoja1.C2:Hoja1.C1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.292648">
                <text:p>8.29264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.648455">
                <text:p>5.64845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.345912">
                <text:p>4.34591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3.567937">
                <text:p>3.56793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.025236">
                <text:p>3.02523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2.594714">
                <text:p>2.59471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.319185">
                <text:p>2.31918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2.117861">
                <text:p>2.11786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908393">
                <text:p>1.90839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.110994">
                <text:p>2.11099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.656917">
                <text:p>1.6569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489cm" svg:y="0.316cm" chart:style-name="ch2">
          <text:p>Escalabilidad PC local tamaño 100</text:p>
        </chart:title>
        <chart:legend chart:legend-position="end" svg:x="12.749cm" svg:y="4.204cm" style:legend-expansion="high" chart:style-name="ch3"/>
        <chart:plot-area chart:style-name="ch4" table:cell-range-address="Hoja1.A23:Hoja1.B27" chart:data-source-has-labels="row" svg:x="1.33cm" svg:y="1.275cm" svg:width="11.1cm" svg:height="6.57cm">
          <chartooo:coordinate-region svg:x="2.613cm" svg:y="1.475cm" svg:width="9.577cm" svg:height="5.723cm"/>
          <chart:axis chart:dimension="x" chart:name="primary-x" chart:style-name="ch5">
            <chart:title svg:x="6.069cm" svg:y="8.025cm" chart:style-name="ch6">
              <text:p>Nº threads</text:p>
            </chart:title>
          </chart:axis>
          <chart:axis chart:dimension="y" chart:name="primary-y" chart:style-name="ch5">
            <chart:title svg:x="0.451cm" svg:y="5.57cm" chart:style-name="ch7">
              <text:p>Tiempo (seg)</text:p>
            </chart:title>
            <chart:grid chart:style-name="ch8" chart:class="major"/>
          </chart:axis>
          <chart:series chart:style-name="ch9" chart:values-cell-range-address="Hoja1.B24:Hoja1.B27" chart:label-cell-address="Hoja1.B23:Hoja1.B23" chart:class="chart:scatter">
            <chart:domain table:cell-range-address="Hoja1.A24:Hoja1.A2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maño 100</text:p>
                <draw:g>
                  <svg:desc>Hoja1.B23:Hoja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4:Hoja1.A27</svg:desc>
                </draw:g>
              </table:table-cell>
              <table:table-cell office:value-type="float" office:value="0.004046">
                <text:p>0.004046</text:p>
                <draw:g>
                  <svg:desc>Hoja1.B24:Hoja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263">
                <text:p>0.000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37cm" svg:y="0.316cm" chart:style-name="ch2">
          <text:p>Escalabilidad PC local tamaño 1200</text:p>
        </chart:title>
        <chart:legend chart:legend-position="end" svg:x="12.564cm" svg:y="4.203cm" style:legend-expansion="high" chart:style-name="ch3"/>
        <chart:plot-area chart:style-name="ch4" table:cell-range-address="Hoja1.L22:Hoja1.L22 Hoja1.A24:Hoja1.A27 Hoja1.C23:Hoja1.C27" chart:data-source-has-labels="both" svg:x="1.33cm" svg:y="1.275cm" svg:width="10.915cm" svg:height="6.569cm">
          <chartooo:coordinate-region svg:x="1.766cm" svg:y="1.475cm" svg:width="10.054cm" svg:height="5.722cm"/>
          <chart:axis chart:dimension="x" chart:name="primary-x" chart:style-name="ch5" chartooo:axis-type="auto">
            <chart:title svg:x="5.976cm" svg:y="8.024cm" chart:style-name="ch6">
              <text:p>Nº threads</text:p>
            </chart:title>
            <chart:categories table:cell-range-address="Hoja1.A24:Hoja1.A27"/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Hoja1.C24:Hoja1.C27" chart:label-cell-address="Hoja1.C23:Hoja1.C23" chart:class="chart:scatter">
            <chart:domain table:cell-range-address="Hoja1.A24:Hoja1.A2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1200</text:p>
                <draw:g>
                  <svg:desc>Hoja1.C23:Hoja1.C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4:Hoja1.A27</svg:desc>
                </draw:g>
              </table:table-cell>
              <table:table-cell office:value-type="float" office:value="12.42833">
                <text:p>12.42833</text:p>
                <draw:g>
                  <svg:desc>Hoja1.C24:Hoja1.C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81029">
                <text:p>6.7810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319853">
                <text:p>4.3198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333">
                <text:p>3.2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